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loext:opacity="100%" style:font-name="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uracy on test set: 93.75% Accuracy on test set: 96.875% Accuracy on test set: 94.79166666666666% Accuracy on test set: 93.75% Accuracy on test set: 94.375% Accuracy on test set: 95.3125% Accuracy on test set: 95.08928571428571% Accuracy on test set: 95.703125% Accuracy on test set: 96.18055555555556% Accuracy on test set: 96.5625% Accuracy on test set: 96.875% Accuracy on test set: 97.13541666666666% Accuracy on test set: 97.35576923076923% Accuracy on test set: 97.32142857142857% Accuracy on test set: 97.08333333333333% Accuracy on test set: 96.875% Accuracy on test set: 96.50735294117648% Accuracy on test set: 96.52777777777779% Accuracy on test set: 96.54605263157895% Accuracy on test set: 96.5625% Accuracy on test set: 96.42857142857143% Accuracy on test set: 96.16477272727273% Accuracy on test set: 96.05978260869566% Accuracy on test set: 96.09375% Accuracy on test set: 96.0% Accuracy on test set: 96.15384615384616% Accuracy on test set: 96.06481481481481% Accuracy on test set: 95.75892857142857% Accuracy on test set: 95.58189655172413% Accuracy on test set: 95.41666666666667% Accuracy on test set: 95.16129032258065% Accuracy on test set: 95.1171875% Accuracy on test set: 95.07575757575758% Accuracy on test set: 95.03676470588235% Accuracy on test set: 95.17857142857142% Accuracy on test set: 95.13888888888889% Accuracy on test set: 95.1858108108108% Accuracy on test set: 95.3125% Accuracy on test set: 95.3525641025641% Accuracy on test set: 95.3125% Accuracy on test set: 95.35060975609755% Accuracy on test set: 95.3125% Accuracy on test set: 95.27616279069767% Accuracy on test set: 95.24147727272727% Accuracy on test set: 95.13888888888889% Accuracy on test set: 95.24456521739131% Accuracy on test set: 95.14627659574468% Accuracy on test set: 95.1171875% Accuracy on test set: 95.08928571428571% Accuracy on test set: 95.125% Accuracy on test set: 95.09803921568627% Accuracy on test set: 95.13221153846155% Accuracy on test set: 95.16509433962264% Accuracy on test set: 95.13888888888889% Accuracy on test set: 95.17045454545455% Accuracy on test set: 95.03348214285714% Accuracy on test set: 95.0109649122807% Accuracy on test set: 94.98922413793103% Accuracy on test set: 94.86228813559322% Accuracy on test set: 94.94791666666667% Accuracy on test set: 94.97950819672131% Accuracy on test set: 95.06048387096774% Accuracy on test set: 94.94047619047619% Accuracy on test set: 94.970703125% Accuracy on test set: 94.90384615384615% Accuracy on test set: 94.93371212121212% Accuracy on test set: 95.00932835820896% Accuracy on test set: 94.94485294117648% Accuracy on test set: 94.92753623188406% Accuracy on test set: 94.95535714285714% Accuracy on test set: 94.98239436619718% Accuracy on test set: 94.99341238471673%</text:p>
      <text:p text:style-name="P1"/>
      <text:p text:style-name="P1"/>
      <text:p text:style-name="P1">Recall is : [0.95180723 0.945 0.88764045 0.96099291 0.93846154 0.9057971 0.97115385 0.98701299 0.96696697 0.95973154 0.93333333] Precision is: [0.95757576 0.9 0.93491124 0.97482014 0.94208494 0.95419847 0.95886076 0.96202532 0.95548961 0.95333333 0.94230769] F1-Score is: [0.95468278 0.92195122 0.91066282 0.96785714 0.94026975 0.92936803 0.96496815 0.97435897 0.96119403 0.95652174 0.93779904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23:28:26.774449209</meta:creation-date>
    <meta:generator>LibreOffice/7.3.7.2$Linux_X86_64 LibreOffice_project/30$Build-2</meta:generator>
    <dc:date>2024-04-08T23:29:51.077171966</dc:date>
    <meta:editing-duration>PT1M25S</meta:editing-duration>
    <meta:editing-cycles>1</meta:editing-cycles>
    <meta:document-statistic meta:table-count="0" meta:image-count="0" meta:object-count="0" meta:page-count="1" meta:paragraph-count="2" meta:word-count="400" meta:character-count="3154" meta:non-whitespace-character-count="2756"/>
  </office:meta>
</office:document-meta>
</file>